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Абзац_20_списка" style:list-style-name="L1"/>
    <style:style style:name="P2" style:family="paragraph" style:parent-style-name="Абзац_20_списка" style:list-style-name="L2"/>
    <style:style style:name="P3" style:family="paragraph" style:parent-style-name="Абзац_20_списка" style:list-style-name="L2">
      <style:text-properties fo:font-size="14pt" fo:language="uk" fo:country="UA" style:font-size-asian="14pt" style:font-size-complex="14pt"/>
    </style:style>
    <style:style style:name="P4" style:family="paragraph" style:parent-style-name="Абзац_20_списка" style:list-style-name="L3">
      <style:text-properties fo:font-size="14pt" style:font-size-asian="14pt" style:font-size-complex="14pt"/>
    </style:style>
    <style:style style:name="P5" style:family="paragraph" style:parent-style-name="List_20_Paragraph">
      <style:paragraph-properties fo:line-height="100%"/>
      <style:text-properties style:font-name="Times New Roman" fo:font-size="15pt" style:font-size-asian="15pt" style:font-size-complex="15pt"/>
    </style:style>
    <style:style style:name="P6" style:family="paragraph" style:parent-style-name="List_20_Paragraph" style:list-style-name="WWNum1">
      <style:paragraph-properties fo:line-height="100%"/>
      <style:text-properties style:font-name="Times New Roman" fo:font-size="15pt" style:font-size-asian="15pt" style:font-size-complex="15pt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00%"/>
      <style:text-properties style:font-name="Times New Roman" fo:font-size="15pt" style:font-size-asian="15pt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size="32pt" fo:language="ru" fo:country="RU" fo:font-weight="bold" style:font-size-asian="32pt" style:font-weight-asian="bold" style:font-size-complex="32pt"/>
    </style:style>
    <style:style style:name="T3" style:family="text">
      <style:text-properties fo:font-size="32pt" fo:language="ru" fo:country="RU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language="uk" fo:country="UA" fo:font-weight="bold" style:font-size-asian="32pt" style:font-weight-asian="bold" style:font-size-complex="32pt"/>
    </style:style>
    <style:style style:name="T5" style:family="text">
      <style:text-properties fo:font-size="32pt" fo:language="uk" fo:country="UA" fo:font-weight="bold" style:font-size-asian="32pt" style:font-weight-asian="bold" style:font-size-complex="32pt" style:font-weight-complex="normal"/>
    </style:style>
    <style:style style:name="T6" style:family="text">
      <style:text-properties fo:font-size="32pt" fo:language="uk" fo:country="UA" fo:font-weight="normal" style:font-size-asian="32pt" style:font-weight-asian="normal" style:font-size-complex="32pt" style:font-weight-complex="normal"/>
    </style:style>
    <style:style style:name="T7" style:family="text">
      <style:text-properties fo:font-size="32pt" fo:language="uk" fo:country="UA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weight-complex="normal"/>
    </style:style>
    <style:style style:name="T8" style:family="text">
      <style:text-properties fo:language="uk" fo:country="UA"/>
    </style:style>
    <style:style style:name="T9" style:family="text">
      <style:text-properties fo:language="uk" fo:country="UA" fo:font-weight="bold" style:font-weight-asian="bold"/>
    </style:style>
    <style:style style:name="T10" style:family="text">
      <style:text-properties fo:language="uk" fo:country="UA" fo:font-weight="bold" style:font-weight-asian="bold" style:font-weight-complex="normal"/>
    </style:style>
    <style:style style:name="T11" style:family="text">
      <style:text-properties fo:language="uk" fo:country="UA" fo:font-weight="normal" style:font-weight-asian="normal" style:font-weight-complex="normal"/>
    </style:style>
    <style:style style:name="T12" style:family="text">
      <style:text-properties fo:language="uk" fo:country="UA" fo:font-style="italic" style:text-underline-style="solid" style:text-underline-width="auto" style:text-underline-color="font-color" fo:font-weight="bold" style:font-style-asian="italic" style:font-weight-asian="bold"/>
    </style:style>
    <style:style style:name="T13" style:family="text">
      <style:text-properties fo:language="uk" fo:country="UA" fo:font-style="italic" style:text-underline-style="solid" style:text-underline-width="auto" style:text-underline-color="font-color" fo:font-weight="bold" style:font-style-asian="italic" style:font-weight-asian="bold" style:font-weight-complex="normal"/>
    </style:style>
    <style:style style:name="T14" style:family="text">
      <style:text-properties fo:language="uk" fo:country="UA" fo:font-style="italic" style:text-underline-style="solid" style:text-underline-width="auto" style:text-underline-color="font-color" style:font-style-asian="italic"/>
    </style:style>
    <style:style style:name="T15" style:family="text">
      <style:text-properties fo:language="uk" fo:country="UA" fo:font-style="italic" style:font-style-asian="italic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ru" fo:country="RU" fo:font-weight="bold" style:font-weight-asian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language="uk" fo:country="UA" style:font-size-asian="14pt" style:font-size-complex="14pt"/>
    </style:style>
    <style:style style:name="T21" style:family="text">
      <style:text-properties fo:font-size="14pt" fo:language="uk" fo:country="UA" fo:font-weight="bold" style:font-size-asian="14pt" style:font-weight-asian="bold" style:font-size-complex="14pt"/>
    </style:style>
    <style:style style:name="T22" style:family="text">
      <style:text-properties fo:font-size="14pt" fo:language="ru" fo:country="RU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style:text-position="super 58%"/>
    </style:style>
    <style:style style:name="T25" style:family="text">
      <style:text-properties style:text-position="super 58%" fo:language="uk" fo:country="UA"/>
    </style:style>
    <style:style style:name="T26" style:family="text">
      <style:text-properties style:text-position="super 58%" fo:language="uk" fo:country="UA" fo:font-weight="normal" style:font-weight-asian="normal" style:font-weight-complex="normal"/>
    </style:style>
    <style:style style:name="T27" style:family="text">
      <style:text-properties style:text-position="super 58%" fo:font-size="32pt" fo:language="uk" fo:country="UA" fo:font-weight="normal" style:font-size-asian="32pt" style:font-weight-asian="normal" style:font-size-complex="32pt" style:font-weight-complex="normal"/>
    </style:style>
    <style:style style:name="T28" style:family="text">
      <style:text-properties style:text-position="super 58%" style:font-name="Times New Roman" fo:language="uk" fo:country="UA" fo:font-weight="normal" style:font-weight-asian="normal" style:font-weight-complex="normal"/>
    </style:style>
    <style:style style:name="T29" style:family="text">
      <style:text-properties style:text-position="super 58%" style:font-name="Times New Roman" fo:font-size="15pt" fo:language="uk" fo:country="UA" fo:font-weight="normal" style:font-size-asian="15pt" style:font-weight-asian="normal" style:font-size-complex="15pt" style:font-weight-complex="normal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size="32pt" fo:language="uk" fo:country="UA" fo:font-weight="normal" style:font-size-asian="32pt" style:font-weight-asian="normal" style:font-size-complex="32pt" style:font-weight-complex="normal"/>
    </style:style>
    <style:style style:name="T32" style:family="text">
      <style:text-properties style:text-position="sub 58%" fo:font-style="italic" style:font-style-asian="italic"/>
    </style:style>
    <style:style style:name="T33" style:family="text">
      <style:text-properties style:text-position="sub 58%" fo:language="uk" fo:country="UA" fo:font-style="italic" style:font-style-asian="italic"/>
    </style:style>
    <style:style style:name="T34" style:family="text">
      <style:text-properties style:text-position="sub 58%" fo:language="uk" fo:country="UA" fo:font-weight="normal" style:font-weight-asian="normal" style:font-weight-complex="normal"/>
    </style:style>
    <style:style style:name="T35" style:family="text">
      <style:text-properties style:text-position="sub 58%" style:font-name="Times New Roman" fo:language="uk" fo:country="UA" fo:font-weight="normal" style:font-weight-asian="normal" style:font-weight-complex="normal"/>
    </style:style>
    <style:style style:name="T36" style:family="text">
      <style:text-properties style:text-position="sub 58%" style:font-name="Times New Roman" fo:font-size="15pt" fo:language="uk" fo:country="UA" fo:font-weight="normal" style:font-size-asian="15pt" style:font-weight-asian="normal" style:font-size-complex="15pt" style:font-weight-complex="normal"/>
    </style:style>
    <style:style style:name="T37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8" style:family="text">
      <style:text-properties fo:font-style="italic" style:font-style-asian="italic"/>
    </style:style>
    <style:style style:name="T39" style:family="text">
      <style:text-properties style:font-name="Times New Roman" fo:language="ru" fo:country="RU" fo:font-weight="bold" style:font-weight-asian="bold"/>
    </style:style>
    <style:style style:name="T40" style:family="text">
      <style:text-properties style:font-name="Times New Roman" fo:language="ru" fo:country="RU" fo:font-weight="normal" style:font-weight-asian="normal" style:font-weight-complex="normal"/>
    </style:style>
    <style:style style:name="T41" style:family="text">
      <style:text-properties style:font-name="Times New Roman" fo:language="uk" fo:country="UA" fo:font-weight="bold" style:font-weight-asian="bold"/>
    </style:style>
    <style:style style:name="T42" style:family="text">
      <style:text-properties style:font-name="Times New Roman" fo:language="uk" fo:country="UA" fo:font-weight="bold" style:font-weight-asian="bold" style:font-weight-complex="normal"/>
    </style:style>
    <style:style style:name="T43" style:family="text">
      <style:text-properties style:font-name="Times New Roman" fo:language="uk" fo:country="UA" fo:font-weight="normal" style:font-weight-asian="normal" style:font-weight-complex="normal"/>
    </style:style>
    <style:style style:name="T44" style:family="text">
      <style:text-properties style:font-name="Times New Roman" fo:language="uk" fo:country="UA" fo:font-style="italic" style:text-underline-style="solid" style:text-underline-width="auto" style:text-underline-color="font-color" fo:font-weight="bold" style:font-style-asian="italic" style:font-weight-asian="bold" style:font-weight-complex="normal"/>
    </style:style>
    <style:style style:name="T45" style:family="text">
      <style:text-properties style:font-name="Times New Roman" fo:font-size="15pt" fo:language="ru" fo:country="RU" fo:font-weight="bold" style:font-size-asian="15pt" style:font-weight-asian="bold" style:font-size-complex="15pt"/>
    </style:style>
    <style:style style:name="T46" style:family="text">
      <style:text-properties style:font-name="Times New Roman" fo:font-size="15pt" fo:language="ru" fo:country="RU" fo:font-weight="normal" style:font-size-asian="15pt" style:font-weight-asian="normal" style:font-size-complex="15pt" style:font-weight-complex="normal"/>
    </style:style>
    <style:style style:name="T47" style:family="text">
      <style:text-properties style:font-name="Times New Roman" fo:font-size="15pt" fo:language="uk" fo:country="UA" fo:font-weight="bold" style:font-size-asian="15pt" style:font-weight-asian="bold" style:font-size-complex="15pt"/>
    </style:style>
    <style:style style:name="T48" style:family="text">
      <style:text-properties style:font-name="Times New Roman" fo:font-size="15pt" fo:language="uk" fo:country="UA" fo:font-weight="bold" style:font-size-asian="15pt" style:font-weight-asian="bold" style:font-size-complex="15pt" style:font-weight-complex="normal"/>
    </style:style>
    <style:style style:name="T49" style:family="text">
      <style:text-properties style:font-name="Times New Roman" fo:font-size="15pt" fo:language="uk" fo:country="UA" fo:font-weight="normal" style:font-size-asian="15pt" style:font-weight-asian="normal" style:font-size-complex="15pt" style:font-weight-complex="normal"/>
    </style:style>
    <style:style style:name="T50" style:family="text">
      <style:text-properties style:font-name="Times New Roman" fo:font-size="15pt" fo:language="uk" fo:country="UA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12.5 </text:span><text:span text:style-name="T45">Хеш-функц</text:span><text:span text:style-name="T47">ією називається відображення </text:span><text:span text:style-name="T45"><draw:frame draw:style-name="fr1" text:anchor-type="as-char" svg:y="-0.2453in" svg:width="2.4909in" svg:height="0.342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7">:</text:span></text:p>
      <text:p text:style-name="P8"><text:span text:style-name="T8">1) </text:span><draw:frame draw:style-name="fr1" draw:name="Object1" text:anchor-type="as-char" svg:y="-0.2291in" svg:width="0.9492in" svg:height="0.3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6"> </text:span><text:span text:style-name="T8">обчислення хеш-образу швидке;</text:span></text:p>
      <text:p text:style-name="P8"><text:span text:style-name="T8">2) Функція має лавинний ефект;</text:span></text:p>
      <text:p text:style-name="P8"><text:span text:style-name="T8">3) Це одностороння функція;</text:span></text:p>
      <text:p text:style-name="P8"><text:span text:style-name="T8">4) </text:span>C<text:span text:style-name="T8">тійкість до колізій: неможливо знайти </text:span><draw:frame draw:style-name="fr1" draw:name="Object2" text:anchor-type="as-char" svg:y="-0.2291in" svg:width="1.3807in" svg:height="0.2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6">;</text:span></text:p>
      <text:p text:style-name="P8"><text:span text:style-name="T9">Алгоритми автентифікації:</text:span></text:p>
      <text:list xml:id="list20250833921" text:style-name="WWNum1">
        <text:list-item>
          <text:p text:style-name="P6"><text:span text:style-name="T14">Парольна</text:span><text:span text:style-name="T15"> авт. за доп.односторонніх функцій з комп. мережею (КМ)</text:span></text:p>
        </text:list-item>
      </text:list>
      <text:p text:style-name="P5"><text:span text:style-name="T8">Користувачі мають ідентифікатори </text:span>ID<text:span text:style-name="T30">i</text:span><text:span text:style-name="T8"> і паролі </text:span>p<text:span text:style-name="T30">i</text:span><text:span text:style-name="T8">, КМ має хеш-функцію </text:span><text:span text:style-name="T38">h</text:span><text:span text:style-name="T15">(</text:span><text:span text:style-name="T38">x</text:span><text:span text:style-name="T15">)</text:span><text:span text:style-name="T8">. КМ містить у пам*яті хеші від даних користувача </text:span><text:span text:style-name="T38">H</text:span><text:span text:style-name="T32">i</text:span><text:span text:style-name="T33"> </text:span><text:span text:style-name="T15">= </text:span><text:span text:style-name="T38">h</text:span><text:span text:style-name="T15">( </text:span><text:span text:style-name="T38">ID</text:span><text:span text:style-name="T32">i</text:span><text:span text:style-name="T33"> <text:s/></text:span><text:span text:style-name="T15">, <text:s/></text:span><text:span text:style-name="T38">p</text:span><text:span text:style-name="T32">i</text:span><text:span text:style-name="T33"> </text:span><text:span text:style-name="T15">) .</text:span><text:span text:style-name="T8">При контакті користувач дає пароль, а КМ перевіряє ІД, пароль і хеш.</text:span></text:p>
      <text:list xml:id="list1467556649" text:continue-numbering="true" text:style-name="WWNum1">
        <text:list-item>
          <text:p text:style-name="P6"><text:span text:style-name="T14">Парольна </text:span><text:span text:style-name="T15">автентифікація за допомогою симетричних криптосистем</text:span></text:p>
        </text:list-item>
      </text:list>
      <text:p text:style-name="P5"><text:span text:style-name="T8">Те саме, тільки </text:span><text:span text:style-name="T38">H</text:span><text:span text:style-name="T32">i</text:span><text:span text:style-name="T33"> </text:span><text:span text:style-name="T15">= </text:span><draw:frame draw:style-name="fr1" draw:name="Object3" text:anchor-type="as-char" svg:y="-0.198in" svg:width="0.3626in" svg:height="0.29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5">( </text:span><text:span text:style-name="T38">ID</text:span><text:span text:style-name="T32">i</text:span><text:span text:style-name="T33"> <text:s/></text:span><text:span text:style-name="T15">)</text:span><text:span text:style-name="T8">, тобто замість хешу у нас симетричний алгоритм.</text:span></text:p>
      <text:list xml:id="list2135967504" text:continue-numbering="true" text:style-name="WWNum1">
        <text:list-item>
          <text:p text:style-name="P6"><text:span text:style-name="T14">Парольна</text:span><text:span text:style-name="T15"> автентифікація зі змінними паролями(захист від перехвату пароля)</text:span></text:p>
        </text:list-item>
      </text:list>
      <text:p text:style-name="P5"><text:span text:style-name="T8">Користувач генерує ряди за доп. хеш-фун-ї: </text:span><draw:frame draw:style-name="fr1" draw:name="Object4" text:anchor-type="as-char" svg:y="-0.2457in" svg:width="3.0327in" svg:height="0.34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6">;</text:span></text:p>
      <text:p text:style-name="P5"><draw:frame draw:style-name="fr1" draw:name="Object5" text:anchor-type="as-char" svg:y="-0.2429in" svg:width="0.3154in" svg:height="0.32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6"> – </text:span><text:span text:style-name="T8">не секретне. Користувач надсилає ідентифікатор і </text:span><draw:frame draw:style-name="fr1" draw:name="Object6" text:anchor-type="as-char" svg:y="-0.2291in" svg:width="0.4783in" svg:height="0.3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6">,</text:span><text:span text:style-name="T8">система перевіряє</text:span><draw:frame draw:style-name="fr1" draw:name="Object7" text:anchor-type="as-char" svg:y="-0.2457in" svg:width="1.1508in" svg:height="0.343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6"> <text:s/>: </text:span><text:span text:style-name="T8">якщо все вірно – то комп змінює </text:span><draw:frame draw:style-name="fr1" draw:name="Object8" text:anchor-type="as-char" svg:y="-0.2291in" svg:width="0.302in" svg:height="0.3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 на </text:span><draw:frame draw:style-name="fr1" draw:name="Object9" text:anchor-type="as-char" svg:y="-0.2291in" svg:width="0.4783in" svg:height="0.3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8"> у пам*яті.</text:span></text:p>
      <text:list xml:id="list974738949" text:continue-numbering="true" text:style-name="WWNum1">
        <text:list-item>
          <text:p text:style-name="P6"><text:span text:style-name="T15">Аутентифікація за допомогою криптосистем</text:span></text:p>
        </text:list-item>
      </text:list>
      <text:p text:style-name="P5"><text:span text:style-name="T8">Користувачі мають спільні ключі, перший шифрує М, другий розшифровує М і відсилає назад, перший перевіряє, чи М</text:span><text:span text:style-name="T25">/</text:span><text:span text:style-name="T8">=М.</text:span></text:p>
      <text:list xml:id="list551186095" text:continue-numbering="true" text:style-name="WWNum1">
        <text:list-item>
          <text:p text:style-name="P6"><text:span text:style-name="T15">Аутентифікація за допомогою асиметричних криптосистем</text:span></text:p>
        </text:list-item>
      </text:list>
      <text:p text:style-name="P5"><text:span text:style-name="T8">Тупо алгоритм </text:span>RSA</text:p>
      <text:list xml:id="list756331479" text:continue-numbering="true" text:style-name="WWNum1">
        <text:list-item>
          <text:p text:style-name="P6"><text:span text:style-name="T15">Аутентифікація за допомогою протоколів без розголошення</text:span></text:p>
        </text:list-item>
      </text:list>
      <text:p text:style-name="P5"><text:span text:style-name="T8">А доводить, що знає </text:span>p<text:span text:style-name="T16">,</text:span>q<text:span text:style-name="T16"> , </text:span><text:span text:style-name="T8">при цьому В про </text:span>p<text:span text:style-name="T16">,</text:span>q<text:span text:style-name="T16"> </text:span><text:span text:style-name="T8">ніякої інформації не отримає.</text:span></text:p>
      <text:p text:style-name="P8"><text:span text:style-name="T9">ЦП </text:span><text:span text:style-name="T1">RSA</text:span><text:span text:style-name="T8">: </text:span>S<text:span text:style-name="T8">=</text:span>M<text:span text:style-name="T24">d</text:span><text:span text:style-name="T38">mod</text:span>n<text:span text:style-name="T8"> <text:s text:c="3"/>або з хеш-функцією <text:s text:c="3"/></text:span>S = h(M)<text:span text:style-name="T24">d</text:span><text:span text:style-name="T38">mod</text:span>n.</text:p>
      <text:p text:style-name="P8"><text:span text:style-name="T9">ЦП Ель-Гамаля: </text:span><text:span text:style-name="T8">вибираємо </text:span>x<text:span text:style-name="T8"> в межах [1,</text:span>p<text:span text:style-name="T8">-1], </text:span>r<text:span text:style-name="T8">=</text:span><draw:frame draw:style-name="fr1" draw:name="Object10" text:anchor-type="as-char" svg:y="-0.2291in" svg:width="0.2819in" svg:height="0.277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38">mod</text:span>p<text:span text:style-name="T8"> і якусь хеш-фун. </text:span>H<text:span text:style-name="T8">&lt;</text:span>p<text:span text:style-name="T8">-1 Розв*язуємо </text:span>H<text:span text:style-name="T8">=</text:span>rk<text:span text:style-name="T8">+</text:span>xSmod<text:span text:style-name="T8">(</text:span>p<text:span text:style-name="T8">-1) і знаходимо </text:span>S<text:span text:style-name="T8">. (</text:span>M<text:span text:style-name="T8">,</text:span><text:span text:style-name="T37">r</text:span><text:span text:style-name="T12">,</text:span><text:span text:style-name="T37">S</text:span><text:span text:style-name="T8">) – підписане повідомлення.</text:span></text:p>
      <text:p text:style-name="P7"><text:span text:style-name="Основной_20_шрифт_20_абзаца"><text:span text:style-name="T48">ЦП Рабіна:</text:span></text:span><text:span text:style-name="Основной_20_шрифт_20_абзаца"><text:span text:style-name="T49"> повідомлення M</text:span></text:span><text:span text:style-name="Основной_20_шрифт_20_абзаца"><text:span text:style-name="T46"> </text:span></text:span><text:span text:style-name="Основной_20_шрифт_20_абзаца"><text:span text:style-name="T49">представляється у вигляді послідовності знаків. Обирається випадкове бінарне число R і обчислюється хеш від конкатенації H(M||R). Перевіряємо, чи Н – кв.лишок, якщо лишок – то обчислюємо 4 корені: H</text:span></text:span><text:span text:style-name="Основной_20_шрифт_20_абзаца"><text:span text:style-name="T29">1/2</text:span></text:span><text:span text:style-name="Основной_20_шрифт_20_абзаца"><text:span text:style-name="T49">modp=+-b</text:span></text:span><text:span text:style-name="Основной_20_шрифт_20_абзаца"><text:span text:style-name="T36">p</text:span></text:span><text:span text:style-name="Основной_20_шрифт_20_абзаца"><text:span text:style-name="T49"> , H</text:span></text:span><text:span text:style-name="Основной_20_шрифт_20_абзаца"><text:span text:style-name="T29">1/2</text:span></text:span><text:span text:style-name="Основной_20_шрифт_20_абзаца"><text:span text:style-name="T49">modq=+-b</text:span></text:span><text:span text:style-name="Основной_20_шрифт_20_абзаца"><text:span text:style-name="T36">q</text:span></text:span><text:span text:style-name="Основной_20_шрифт_20_абзаца"><text:span text:style-name="T49"> .Обираємо один із цих коренів і підписуємо: (M,</text:span></text:span><text:span text:style-name="Основной_20_шрифт_20_абзаца"><text:span text:style-name="T50">R,b</text:span></text:span><text:span text:style-name="Основной_20_шрифт_20_абзаца"><text:span text:style-name="T49">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 fo:orphans="2" fo:widows="2"/>
      <style:text-properties fo:font-size="12pt" fo:language="uk" fo:country="UA" style:font-name-asian="Times New Roman2" style:font-size-asian="12pt" style:language-asian="uk" style:country-asian="UA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margin-top="0in" fo:margin-bottom="0in" fo:line-height="150%" fo:orphans="0" fo:widows="0" fo:hyphenation-ladder-count="no-limit"/>
      <style:text-properties style:font-name="Times New Roman" fo:font-size="14pt" fo:language="en" fo:country="US" style:font-size-asian="14pt" style:font-name-complex="Times New Roman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="100%" fo:margin-left="0.5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Times New Roman2" style:font-name-complex="Times New Roman2"/>
    </style:style>
    <style:style style:name="ListLabel_20_2" style:display-name="ListLabel 2" style:family="text">
      <style:text-properties style:font-name-complex="Courier New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98in" fo:margin-bottom="0.5591in" fo:margin-left="0.4516in" fo:margin-right="0.513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21:19:52.793000000</meta:creation-date>
    <dc:date>2015-07-11T16:25:59</dc:date>
    <meta:editing-duration>PT30M28S</meta:editing-duration>
    <meta:editing-cycles>11</meta:editing-cycles>
    <meta:generator>LibreOffice/3.5$Linux_X86_64 LibreOffice_project/350m1$Build-2</meta:generator>
    <dc:creator>mark </dc:creator>
    <meta:document-statistic meta:table-count="0" meta:image-count="0" meta:object-count="11" meta:page-count="1" meta:paragraph-count="22" meta:word-count="260" meta:character-count="1737" meta:non-whitespace-character-count="1481"/>
  </office:meta>
</office:document-meta>
</file>

<file path=Object 1/content.xml><?xml version="1.0" encoding="utf-8"?>
<math xmlns="http://www.w3.org/1998/Math/MathML">
  <semantics>
    <mrow>
      <mrow>
        <mi>h</mi>
        <mo stretchy="false">=</mo>
        <mfenced open="{" close="}">
          <mrow>
            <msubsup>
              <mrow>
                <mi>Z</mi>
              </mrow>
              <mrow>
                <mn>2</mn>
              </mrow>
              <mrow>
                <mtext>*</mtext>
              </mrow>
            </msubsup>
            <mi>→</mi>
            <msub>
              <mrow>
                <mi>Z</mi>
              </mrow>
              <mrow>
                <mi>m</mi>
              </mrow>
            </msub>
            <mi>,</mi>
            <mrow>
              <mrow>
                <mi>m</mi>
                <mo stretchy="false">=</mo>
                <mi mathvariant="italic">const</mi>
              </mrow>
              <mo stretchy="false">&gt;</mo>
              <mn>1</mn>
            </mrow>
          </mrow>
        </mfenced>
      </mrow>
    </mrow>
    <annotation encoding="StarMath 5.0">h= left lbrace {Z} rsub {2} rsup {"*"} → {Z} rsub {m} , m=const&gt;1 right rbrace</annotation>
  </semantics>
</math>
</file>

<file path=Object 10/content.xml><?xml version="1.0" encoding="utf-8"?>
<math xmlns="http://www.w3.org/1998/Math/MathML">
  <semantics>
    <mrow>
      <msubsup>
        <mrow>
          <mi>p</mi>
        </mrow>
        <mrow>
          <mi>i</mi>
        </mrow>
        <mrow>
          <mrow>
            <mi>n</mi>
            <mo stretchy="false">−</mo>
            <mn>1</mn>
          </mrow>
        </mrow>
      </msubsup>
    </mrow>
    <annotation encoding="StarMath 5.0">{p} rsub {i} rsup {n -1}</annotation>
  </semantics>
</math>
</file>

<file path=Object 11/content.xml><?xml version="1.0" encoding="utf-8"?>
<math xmlns="http://www.w3.org/1998/Math/MathML">
  <semantics>
    <mrow>
      <msup>
        <mrow>
          <mi>α</mi>
        </mrow>
        <mrow>
          <mi>x</mi>
        </mrow>
      </msup>
    </mrow>
    <annotation encoding="StarMath 5.0">{α} ^ {x}</annotation>
  </semantics>
</math>
</file>

<file path=Object 2/content.xml><?xml version="1.0" encoding="utf-8"?>
<math xmlns="http://www.w3.org/1998/Math/MathML">
  <semantics>
    <mrow>
      <mi>∀</mi>
      <mi>M</mi>
      <mi>∈</mi>
      <msubsup>
        <mrow>
          <mi>Z</mi>
        </mrow>
        <mrow>
          <mn>2</mn>
        </mrow>
        <mrow>
          <mtext>*</mtext>
        </mrow>
      </msubsup>
    </mrow>
    <annotation encoding="StarMath 5.0">∀  M  ∈ {Z} rsub {2} rsup {"*"}</annotation>
  </semantics>
</math>
</file>

<file path=Object 3/content.xml><?xml version="1.0" encoding="utf-8"?>
<math xmlns="http://www.w3.org/1998/Math/MathML">
  <semantics>
    <mrow>
      <mi>h</mi>
      <mrow>
        <mrow>
          <mo stretchy="false">(</mo>
          <mrow>
            <msup>
              <mrow>
                <mi>M</mi>
              </mrow>
              <mrow>
                <mtext>/</mtext>
              </mrow>
            </msup>
          </mrow>
          <mo stretchy="false">)</mo>
        </mrow>
        <mo stretchy="false">=</mo>
        <mi>h</mi>
      </mrow>
      <mrow>
        <mo stretchy="false">(</mo>
        <mrow>
          <mi>M</mi>
        </mrow>
        <mo stretchy="false">)</mo>
      </mrow>
    </mrow>
    <annotation encoding="StarMath 5.0">h( {M} ^ {"/"} )=h(M)</annotation>
  </semantics>
</math>
</file>

<file path=Object 4/content.xml><?xml version="1.0" encoding="utf-8"?>
<math xmlns="http://www.w3.org/1998/Math/MathML">
  <semantics>
    <mrow>
      <msub>
        <mrow>
          <mi>E</mi>
        </mrow>
        <mrow>
          <msub>
            <mrow>
              <mi>p</mi>
            </mrow>
            <mrow>
              <mi>i</mi>
            </mrow>
          </msub>
        </mrow>
      </msub>
    </mrow>
    <annotation encoding="StarMath 5.0">{E} rsub {{p} rsub {i}}</annotation>
  </semantics>
</math>
</file>

<file path=Object 5/content.xml><?xml version="1.0" encoding="utf-8"?>
<math xmlns="http://www.w3.org/1998/Math/MathML">
  <semantics>
    <mrow>
      <mrow>
        <msubsup>
          <mrow>
            <mi>p</mi>
          </mrow>
          <mrow>
            <mi>i</mi>
          </mrow>
          <mrow>
            <mn>1</mn>
          </mrow>
        </msubsup>
        <mo stretchy="false">=</mo>
        <mi>h</mi>
      </mrow>
      <mfenced open="(" close=")">
        <mrow>
          <msubsup>
            <mrow>
              <mi>p</mi>
            </mrow>
            <mrow>
              <mi>i</mi>
            </mrow>
            <mrow>
              <mn>0</mn>
            </mrow>
          </msubsup>
        </mrow>
      </mfenced>
      <mi>;</mi>
      <mrow>
        <msubsup>
          <mrow>
            <mi>p</mi>
          </mrow>
          <mrow>
            <mi>i</mi>
          </mrow>
          <mrow>
            <mn>2</mn>
          </mrow>
        </msubsup>
        <mo stretchy="false">=</mo>
        <mi>h</mi>
      </mrow>
      <mrow>
        <mfenced open="(" close=")">
          <mrow>
            <msubsup>
              <mrow>
                <mi>p</mi>
              </mrow>
              <mrow>
                <mi>i</mi>
              </mrow>
              <mrow>
                <mn>1</mn>
              </mrow>
            </msubsup>
          </mrow>
        </mfenced>
        <mo stretchy="false">=</mo>
        <msup>
          <mrow>
            <mi>h</mi>
          </mrow>
          <mrow>
            <mn>2</mn>
          </mrow>
        </msup>
      </mrow>
      <mfenced open="(" close=")">
        <mrow>
          <msubsup>
            <mrow>
              <mi>p</mi>
            </mrow>
            <mrow>
              <mi>i</mi>
            </mrow>
            <mrow>
              <mn>0</mn>
            </mrow>
          </msubsup>
        </mrow>
      </mfenced>
      <mi>,</mi>
      <mi>…</mi>
    </mrow>
    <annotation encoding="StarMath 5.0">{p} rsub {i} rsup {1} =h left ({p} rsub {i} rsup {0} right ) ; {p} rsub {i} rsup {2} =h left ({p} rsub {i} rsup {1} right ) = {h} ^ {2} left ({p} rsub {i} rsup {0} right ) , …</annotation>
  </semantics>
</math>
</file>

<file path=Object 6/content.xml><?xml version="1.0" encoding="utf-8"?>
<math xmlns="http://www.w3.org/1998/Math/MathML">
  <semantics>
    <mrow>
      <msubsup>
        <mrow>
          <mi>p</mi>
        </mrow>
        <mrow>
          <mi>i</mi>
        </mrow>
        <mrow>
          <mi>n</mi>
        </mrow>
      </msubsup>
    </mrow>
    <annotation encoding="StarMath 5.0">{p} rsub {i} rsup {n}</annotation>
  </semantics>
</math>
</file>

<file path=Object 7/content.xml><?xml version="1.0" encoding="utf-8"?>
<math xmlns="http://www.w3.org/1998/Math/MathML">
  <semantics>
    <mrow>
      <msubsup>
        <mrow>
          <mi>p</mi>
        </mrow>
        <mrow>
          <mi>i</mi>
        </mrow>
        <mrow>
          <mrow>
            <mi>n</mi>
            <mo stretchy="false">−</mo>
            <mn>1</mn>
          </mrow>
        </mrow>
      </msubsup>
    </mrow>
    <annotation encoding="StarMath 5.0">{p} rsub {i} rsup {n - 1}</annotation>
  </semantics>
</math>
</file>

<file path=Object 8/content.xml><?xml version="1.0" encoding="utf-8"?>
<math xmlns="http://www.w3.org/1998/Math/MathML">
  <semantics>
    <mrow>
      <mi>h</mi>
      <mrow>
        <mfenced open="(" close=")">
          <mrow>
            <msubsup>
              <mrow>
                <mi>p</mi>
              </mrow>
              <mrow>
                <mi>i</mi>
              </mrow>
              <mrow>
                <mrow>
                  <mi>n</mi>
                  <mo stretchy="false">−</mo>
                  <mn>1</mn>
                </mrow>
              </mrow>
            </msubsup>
          </mrow>
        </mfenced>
        <mo stretchy="false">=</mo>
        <msubsup>
          <mrow>
            <mi>p</mi>
          </mrow>
          <mrow>
            <mi>i</mi>
          </mrow>
          <mrow>
            <mi>n</mi>
          </mrow>
        </msubsup>
      </mrow>
    </mrow>
    <annotation encoding="StarMath 5.0"> h left ({p} rsub {i} rsup {n - 1} right ) =  {p} rsub {i} rsup {n}</annotation>
  </semantics>
</math>
</file>

<file path=Object 9/content.xml><?xml version="1.0" encoding="utf-8"?>
<math xmlns="http://www.w3.org/1998/Math/MathML">
  <semantics>
    <mrow>
      <msubsup>
        <mrow>
          <mi>p</mi>
        </mrow>
        <mrow>
          <mi>i</mi>
        </mrow>
        <mrow>
          <mi>n</mi>
        </mrow>
      </msubsup>
    </mrow>
    <annotation encoding="StarMath 5.0">{p} rsub {i} rsup {n}</annotation>
  </semantics>
</math>
</file>